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text-properties fo:font-weight="bold" style:font-weight-asian="bold" fo:font-size="14pt" style:font-size-asian="14pt" style:font-size-complex="14pt"/>
    </style:style>
    <style:style style:name="P2" style:parent-style-name="Standard" style:family="paragraph">
      <style:text-properties fo:font-weight="bold" style:font-weight-asian="bold"/>
    </style:style>
    <style:style style:name="P3" style:parent-style-name="Standard" style:family="paragraph">
      <style:text-properties fo:font-weight="bold" style:font-weight-asian="bold"/>
    </style:style>
    <style:style style:name="T4" style:parent-style-name="Absatz-Standardschriftart" style:family="text">
      <style:text-properties fo:font-weight="bold" style:font-weight-asian="bold"/>
    </style:style>
    <style:style style:name="P5" style:parent-style-name="Standard" style:family="paragraph">
      <style:paragraph-properties fo:widows="0" fo:orphans="0"/>
    </style:style>
  </office:automatic-styles>
  <office:body>
    <office:text text:use-soft-page-breaks="true">
      <text:p text:style-name="P1">Benutzerhandbuch für das Programm Solar System:</text:p>
      <text:p text:style-name="Standard"/>
      <text:p text:style-name="P2">Auswahl d. Planeten:<text:s/></text:p>
      <text:p text:style-name="Standard">nach starten d. Programms erscheint ein Auswahlmenü, bei dem man einen der neun Paneten unseres Sonnensystems wählen kann um dessen Daten, sowie dessen heutige Position in Relation zur Sonne und zu einem bestimmten Datum bestimmen kann. Es gibt eine Einschränkung beim Planeten Pluto:<text:s/></text:p>
      <text:p text:style-name="P3">Berechnung der Entfernung zu einem anderen Planeten:</text:p>
      <text:p text:style-name="Standard">Des<text:s/>weiteren kann optional ein anderer Planet bestimmt werden, um die Entfernung zwischen dem vorhin ausgewählten Planeten und diesen Planeten zu bestimmen.</text:p>
      <text:p text:style-name="Standard">nach beenden dieser Abfrage kehr man wieder zum anfänglichem Auswahlmenü zurück, um entweder die Daten eines anderen Planeten zu bestimmen, oder das Programm mit 0 zu beenden.</text:p>
      <text:p text:style-name="Standard">bei fehlerhafter Eingabe wird das Programm beendet.</text:p>
      <text:p text:style-name="Standard"/>
      <text:p text:style-name="Standard"><text:span text:style-name="T4">Daten</text:span>:</text:p>
      <text:p text:style-name="Standard">Die Positionsdaten, sowie die momentane Geschwindigkeit und die Entfernung zur Sonne werden je nach Planet und Datum in einer .CSF-Datei gespeichert, um sie ev. für weitere Verarbeitung wieder verwenden zu können.</text:p>
      <text:p text:style-name="Standard"/>
      <text:p text:style-name="P5"/>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AT"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obivu</meta:initial-creator>
    <dc:creator>robivu</dc:creator>
    <meta:creation-date>2018-05-18T08:25:00Z</meta:creation-date>
    <dc:date>2018-05-18T08:43:00Z</dc:date>
    <meta:template xlink:href="Normal.dotm" xlink:type="simple"/>
    <meta:editing-cycles>1</meta:editing-cycles>
    <meta:editing-duration>PT0S</meta:editing-duration>
    <meta:document-statistic meta:page-count="1" meta:paragraph-count="2" meta:word-count="139" meta:character-count="1018" meta:row-count="7" meta:non-whitespace-character-count="881"/>
  </office:meta>
</office:document-meta>
</file>